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color="#000000" style:font-name="Arial" fo:font-size="10pt" officeooo:rsid="0000234d" officeooo:paragraph-rsid="0000234d" fo:background-color="transparent" style:font-size-asian="10pt"/>
    </style:style>
    <style:style style:name="P2" style:family="paragraph" style:parent-style-name="Standard" style:list-style-name="L1">
      <style:text-properties fo:color="#000000" style:font-name="Arial" fo:font-size="10pt" fo:language="gl" fo:country="ES" officeooo:rsid="0001f215" officeooo:paragraph-rsid="0001f215" fo:background-color="transparent" style:font-size-asian="10pt"/>
    </style:style>
    <style:style style:name="P3" style:family="paragraph" style:parent-style-name="Standard" style:list-style-name="L1">
      <style:text-properties fo:color="#000000" style:font-name="Arial" fo:font-size="10pt" fo:language="gl" fo:country="ES" officeooo:rsid="0004e3a9" officeooo:paragraph-rsid="0017d120" fo:background-color="transparent" style:font-size-asian="10pt"/>
    </style:style>
    <style:style style:name="P4" style:family="paragraph" style:parent-style-name="Standard" style:list-style-name="L1">
      <style:text-properties fo:color="#000000" style:font-name="Arial" fo:font-size="10pt" fo:language="gl" fo:country="ES" officeooo:rsid="0004e3a9" officeooo:paragraph-rsid="0001f215" fo:background-color="transparent" style:font-size-asian="10pt"/>
    </style:style>
    <style:style style:name="P5" style:family="paragraph" style:parent-style-name="Standard" style:list-style-name="L1">
      <style:text-properties fo:color="#000000" style:font-name="Arial" fo:font-size="10pt" fo:language="gl" fo:country="ES" officeooo:rsid="000a80fb" officeooo:paragraph-rsid="0017d120" fo:background-color="transparent" style:font-size-asian="10pt"/>
    </style:style>
    <style:style style:name="P6" style:family="paragraph" style:parent-style-name="Standard">
      <style:text-properties fo:color="#000000" style:font-name="Arial" fo:font-size="10pt" fo:language="gl" fo:country="ES" officeooo:rsid="000a80fb" officeooo:paragraph-rsid="0001f215" fo:background-color="transparent" style:font-size-asian="10pt"/>
    </style:style>
    <style:style style:name="P7" style:family="paragraph" style:parent-style-name="Standard">
      <style:text-properties fo:color="#000000" style:font-name="Arial" fo:font-size="10pt" fo:language="gl" fo:country="ES" officeooo:rsid="000acdde" officeooo:paragraph-rsid="0001f215" fo:background-color="transparent" style:font-size-asian="10pt"/>
    </style:style>
    <style:style style:name="P8" style:family="paragraph" style:parent-style-name="Standard" style:list-style-name="L2">
      <style:text-properties fo:color="#000000" style:font-name="Arial" fo:font-size="10pt" fo:language="gl" fo:country="ES" officeooo:rsid="0013e47b" officeooo:paragraph-rsid="001b1f45" fo:background-color="transparent" style:font-size-asian="10pt"/>
    </style:style>
    <style:style style:name="P9" style:family="paragraph" style:parent-style-name="Standard">
      <style:text-properties fo:color="#000000" style:font-name="Arial" fo:font-size="10pt" fo:language="gl" fo:country="ES" officeooo:rsid="0013e47b" officeooo:paragraph-rsid="001b1f45" fo:background-color="transparent" style:font-size-asian="10pt"/>
    </style:style>
    <style:style style:name="P10" style:family="paragraph" style:parent-style-name="Standard">
      <style:text-properties fo:color="#000000" style:font-name="Arial" fo:font-size="10pt" fo:language="gl" fo:country="ES" officeooo:rsid="001ce06e" officeooo:paragraph-rsid="001ce06e" fo:background-color="transparent" style:font-size-asian="10pt"/>
    </style:style>
    <style:style style:name="P11" style:family="paragraph" style:parent-style-name="Standard">
      <style:text-properties fo:color="#000000" style:font-name="Arial" officeooo:rsid="0000234d" officeooo:paragraph-rsid="0000234d" fo:background-color="transparent"/>
    </style:style>
    <style:style style:name="P12" style:family="paragraph" style:parent-style-name="Standard" style:list-style-name="L1">
      <style:text-properties fo:color="#000000" style:font-name="Arial" officeooo:paragraph-rsid="0017d120" fo:background-color="transparent"/>
    </style:style>
    <style:style style:name="P13" style:family="paragraph" style:parent-style-name="Standard" style:list-style-name="L1">
      <style:text-properties fo:color="#000000" style:font-name="Arial" officeooo:paragraph-rsid="001a290e" fo:background-color="transparent"/>
    </style:style>
    <style:style style:name="P14" style:family="paragraph" style:parent-style-name="Standard">
      <style:text-properties fo:color="#000000" style:font-name="Arial" officeooo:paragraph-rsid="0001f215" fo:background-color="transparent"/>
    </style:style>
    <style:style style:name="P15" style:family="paragraph" style:parent-style-name="Standard" style:list-style-name="L2">
      <style:text-properties fo:color="#000000" style:font-name="Arial" officeooo:rsid="000acdde" officeooo:paragraph-rsid="001b1f45" fo:background-color="transparent"/>
    </style:style>
    <style:style style:name="P16" style:family="paragraph" style:parent-style-name="Standard" style:list-style-name="L2">
      <style:text-properties fo:color="#000000" style:font-name="Arial" officeooo:rsid="000acdde" officeooo:paragraph-rsid="00105cc0" fo:background-color="transparent"/>
    </style:style>
    <style:style style:name="P17" style:family="paragraph" style:parent-style-name="Standard" style:list-style-name="L2">
      <style:text-properties fo:color="#000000" style:font-name="Arial" officeooo:rsid="0012f11a" officeooo:paragraph-rsid="001b1f45" fo:background-color="transparent"/>
    </style:style>
    <style:style style:name="P18" style:family="paragraph" style:parent-style-name="Standard" style:list-style-name="L1">
      <style:text-properties fo:color="#000000" style:font-name="Arial" fo:language="gl" fo:country="ES" officeooo:rsid="0001f215" officeooo:paragraph-rsid="0017d120" fo:background-color="transparent"/>
    </style:style>
    <style:style style:name="P19" style:family="paragraph" style:parent-style-name="Standard">
      <style:text-properties fo:color="#000000" style:font-name="Arial" fo:font-size="12pt" fo:language="gl" fo:country="ES" officeooo:rsid="001b1f45" officeooo:paragraph-rsid="001b1f45" fo:background-color="transparent" style:font-size-asian="10.5pt" style:font-size-complex="12pt"/>
    </style:style>
    <style:style style:name="P20" style:family="paragraph" style:parent-style-name="Standard">
      <style:text-properties fo:color="#000000" style:font-name="Arial" fo:font-size="12pt" fo:language="gl" fo:country="ES" officeooo:rsid="001ce06e" officeooo:paragraph-rsid="001ce06e" fo:background-color="transparent" style:font-size-asian="10.5pt" style:font-size-complex="12pt"/>
    </style:style>
    <style:style style:name="P21" style:family="paragraph" style:parent-style-name="Standard">
      <style:text-properties fo:color="#000000" style:font-name="Arial" fo:font-size="12pt" fo:language="gl" fo:country="ES" officeooo:rsid="001ecb27" officeooo:paragraph-rsid="001ecb27" fo:background-color="transparent" style:font-size-asian="10.5pt" style:font-size-complex="12pt"/>
    </style:style>
    <style:style style:name="P22" style:family="paragraph" style:parent-style-name="Standard">
      <style:text-properties fo:color="#000000" style:font-name="Arial" fo:font-size="13pt" fo:language="gl" fo:country="ES" officeooo:rsid="001ce06e" officeooo:paragraph-rsid="001ce06e" fo:background-color="transparent" style:font-size-asian="13pt" style:font-size-complex="13pt"/>
    </style:style>
    <style:style style:name="P23" style:family="paragraph" style:parent-style-name="Standard">
      <style:paragraph-properties fo:text-align="center" style:justify-single-word="false"/>
      <style:text-properties fo:color="#000000" style:font-name="Arial" fo:font-size="16pt" officeooo:rsid="001fa4e2" officeooo:paragraph-rsid="001fa4e2" fo:background-color="transparent" style:font-size-asian="14pt" style:font-size-complex="16pt"/>
    </style:style>
    <style:style style:name="P24" style:family="paragraph" style:parent-style-name="Standard">
      <style:paragraph-properties fo:break-before="page"/>
      <style:text-properties fo:color="#000000" style:font-name="Arial" officeooo:rsid="0000234d" officeooo:paragraph-rsid="0000234d" fo:background-color="transparent"/>
    </style:style>
    <style:style style:name="T1" style:family="text">
      <style:text-properties officeooo:rsid="0014bb03"/>
    </style:style>
    <style:style style:name="T2" style:family="text">
      <style:text-properties officeooo:rsid="0017d120"/>
    </style:style>
    <style:style style:name="T3" style:family="text">
      <style:text-properties officeooo:rsid="0017d120"/>
    </style:style>
    <style:style style:name="T4" style:family="text">
      <style:text-properties officeooo:rsid="0001f215"/>
    </style:style>
    <style:style style:name="T5" style:family="text">
      <style:text-properties officeooo:rsid="001967a2"/>
    </style:style>
    <style:style style:name="T6" style:family="text">
      <style:text-properties officeooo:rsid="001b1f45"/>
    </style:style>
    <style:style style:name="T7" style:family="text">
      <style:text-properties officeooo:rsid="001b1f45"/>
    </style:style>
    <style:style style:name="T8" style:family="text">
      <style:text-properties fo:font-size="10pt" style:font-size-asian="10pt"/>
    </style:style>
    <style:style style:name="T9" style:family="text">
      <style:text-properties fo:font-size="10pt" officeooo:rsid="00026a2e" style:font-size-asian="10pt"/>
    </style:style>
    <style:style style:name="T10" style:family="text">
      <style:text-properties fo:font-size="10pt" officeooo:rsid="000364a9" style:font-size-asian="10pt"/>
    </style:style>
    <style:style style:name="T11" style:family="text">
      <style:text-properties fo:font-size="10pt" officeooo:rsid="0017d120" style:font-size-asian="10pt"/>
    </style:style>
    <style:style style:name="T12" style:family="text">
      <style:text-properties fo:font-size="10pt" officeooo:rsid="0004e3a9" style:font-size-asian="10pt"/>
    </style:style>
    <style:style style:name="T13" style:family="text">
      <style:text-properties fo:font-size="10pt" fo:language="gl" fo:country="ES" style:font-size-asian="10pt"/>
    </style:style>
    <style:style style:name="T14" style:family="text">
      <style:text-properties fo:font-size="10pt" fo:language="gl" fo:country="ES" officeooo:rsid="0004e3a9" style:font-size-asian="10pt"/>
    </style:style>
    <style:style style:name="T15" style:family="text">
      <style:text-properties fo:font-size="10pt" fo:language="gl" fo:country="ES" officeooo:rsid="0005f04e" style:font-size-asian="10pt"/>
    </style:style>
    <style:style style:name="T16" style:family="text">
      <style:text-properties fo:font-size="10pt" fo:language="gl" fo:country="ES" officeooo:rsid="0006d525" style:font-size-asian="10pt"/>
    </style:style>
    <style:style style:name="T17" style:family="text">
      <style:text-properties fo:font-size="10pt" fo:language="gl" fo:country="ES" officeooo:rsid="0001f215" style:font-size-asian="10pt"/>
    </style:style>
    <style:style style:name="T18" style:family="text">
      <style:text-properties fo:font-size="10pt" fo:language="gl" fo:country="ES" officeooo:rsid="0017d120" style:font-size-asian="10pt"/>
    </style:style>
    <style:style style:name="T19" style:family="text">
      <style:text-properties fo:font-size="10pt" fo:language="gl" fo:country="ES" officeooo:rsid="00084b27" style:font-size-asian="10pt"/>
    </style:style>
    <style:style style:name="T20" style:family="text">
      <style:text-properties fo:font-size="10pt" fo:language="gl" fo:country="ES" officeooo:rsid="00090710" style:font-size-asian="10pt"/>
    </style:style>
    <style:style style:name="T21" style:family="text">
      <style:text-properties fo:font-size="10pt" fo:language="gl" fo:country="ES" officeooo:rsid="001a290e" style:font-size-asian="10pt"/>
    </style:style>
    <style:style style:name="T22" style:family="text">
      <style:text-properties fo:font-size="10pt" fo:language="gl" fo:country="ES" officeooo:rsid="0009579d" style:font-size-asian="10pt"/>
    </style:style>
    <style:style style:name="T23" style:family="text">
      <style:text-properties fo:font-size="10pt" fo:language="gl" fo:country="ES" officeooo:rsid="000970e6" style:font-size-asian="10pt"/>
    </style:style>
    <style:style style:name="T24" style:family="text">
      <style:text-properties fo:font-size="10pt" fo:language="gl" fo:country="ES" officeooo:rsid="00098a2d" style:font-size-asian="10pt"/>
    </style:style>
    <style:style style:name="T25" style:family="text">
      <style:text-properties fo:font-size="10pt" fo:language="gl" fo:country="ES" officeooo:rsid="000a80fb" style:font-size-asian="10pt"/>
    </style:style>
    <style:style style:name="T26" style:family="text">
      <style:text-properties fo:font-size="10pt" fo:language="gl" fo:country="ES" officeooo:rsid="000acdde" style:font-size-asian="10pt"/>
    </style:style>
    <style:style style:name="T27" style:family="text">
      <style:text-properties fo:font-size="10pt" fo:language="gl" fo:country="ES" officeooo:rsid="000b8d2e" style:font-size-asian="10pt"/>
    </style:style>
    <style:style style:name="T28" style:family="text">
      <style:text-properties fo:font-size="10pt" fo:language="gl" fo:country="ES" officeooo:rsid="0011b742" style:font-size-asian="10pt"/>
    </style:style>
    <style:style style:name="T29" style:family="text">
      <style:text-properties fo:font-size="10pt" fo:language="gl" fo:country="ES" officeooo:rsid="0013e47b" style:font-size-asian="10pt"/>
    </style:style>
    <style:style style:name="T30" style:family="text">
      <style:text-properties fo:font-size="10pt" fo:language="gl" fo:country="ES" officeooo:rsid="001b1f45" style:font-size-asian="10pt"/>
    </style:style>
    <style:style style:name="T31" style:family="text">
      <style:text-properties fo:font-size="10pt" fo:language="gl" fo:country="ES" officeooo:rsid="000d051f" style:font-size-asian="10pt"/>
    </style:style>
    <style:style style:name="T32" style:family="text">
      <style:text-properties fo:font-size="10pt" fo:language="gl" fo:country="ES" officeooo:rsid="000e6f66" style:font-size-asian="10pt"/>
    </style:style>
    <style:style style:name="T33" style:family="text">
      <style:text-properties fo:font-size="10pt" fo:language="gl" fo:country="ES" officeooo:rsid="00105cc0" style:font-size-asian="10pt"/>
    </style:style>
    <style:style style:name="T34" style:family="text">
      <style:text-properties officeooo:rsid="001ce0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forme Probas Etherpad-Client</text:p>
      <text:p text:style-name="P23"/>
      <text:p text:style-name="P23">Eloy Pazos Lema</text:p>
      <text:p text:style-name="P24"/>
      <text:p text:style-name="P11"/>
      <text:p text:style-name="P11"/>
      <text:list xml:id="list4167402403" text:style-name="L1">
        <text:list-item>
          <text:p text:style-name="P1">domain_with_trailing_slash_when_construction_an_api_path:</text:p>
          <text:list>
            <text:list-header>
              <text:p text:style-name="P2">Comproba se o EPLite conection genera de forma correcta a URL para conectarse, comprobado a funcionalidade a través de caixa negra , executando todas as liñas do metodo, <text:span text:style-name="T2">sendo probas de caixa negra , dinámica , positiva , funcional, unitaria.</text:span></text:p>
              <text:p text:style-name="P2"/>
            </text:list-header>
          </text:list>
        </text:list-item>
        <text:list-item>
          <text:p text:style-name="P18"><text:span text:style-name="T8">query_string_from_map: </text:span><text:span text:style-name="T9">comproba o metodo de engadir argumentos </text:span><text:span text:style-name="T10">no URL</text:span><text:span text:style-name="T9"> </text:span><text:span text:style-name="T10">usando un Map, unha proba de caixa negra funcional e unitaria, probando soamente valores válidos sen forzar o erro, deberiase comprobar casos de mandar obxectos nulos no mapa. </text:span><text:span text:style-name="T8"><text:s/></text:span><text:span text:style-name="T11">Son probas de caixa negra , dinámica , positiva , funcional, unitaria.</text:span></text:p>
          <text:p text:style-name="P18"><text:span text:style-name="T11"/></text:p>
        </text:list-item>
        <text:list-item>
          <text:p text:style-name="P18"><text:span text:style-name="T10">url_encoded_query_string_from_map:comprobase o mesmo método ca no caso anterior da mesma forma esta vez comprobando o caso de enviar caracteres extraños,este e o ultimo testeo deste método, </text:span><text:span text:style-name="T12">non hai ningun punto en que se consigue provocar unha excepción de encoding, nunca se chega a comprobar que se dea.</text:span><text:span text:style-name="T11">Son <text:s/>probas de caixa negra , dinámica , positiva , funcional, unitaria.</text:span></text:p>
          <text:p text:style-name="P18"><text:span text:style-name="T11"/></text:p>
        </text:list-item>
        <text:list-item>
          <text:p text:style-name="P3">api_url_need_to_be_absolute:comproba o método que pasando o path da API e enviandolle unha query, comproba o caso en que se lle manda unha query nula para provocar unha escepción. <text:span text:style-name="T4"><text:s/>Sendo unah proba <text:s/>de caixa negra , dinámica , negativa , funcional, unitaria.</text:span></text:p>
          <text:p text:style-name="P4"/>
        </text:list-item>
        <text:list-item>
          <text:p text:style-name="P12"><text:span text:style-name="T14">handle_valid_response_from_server: </text:span><text:span text:style-name="T15">comproba o HandleResponse, </text:span><text:span text:style-name="T16">funcional e unitariamente,</text:span><text:span text:style-name="T15"> no que se lle manda un conxunto de identificadores de Pads e comproba que se devolven correctamente, </text:span><text:span text:style-name="T16">evaluando</text:span><text:span text:style-name="T15"> o 1</text:span><text:span text:style-name="T16">º</text:span><text:span text:style-name="T15"> do </text:span><text:span text:style-name="T16">conxunto devolto</text:span><text:span text:style-name="T15"> </text:span><text:span text:style-name="T16">en vez de evaluar todos os devoltos, ou o 1º e o ultimo. Núnca se chega a comprobar que lance un</text:span><text:span text:style-name="T17"> </text:span><text:span text:style-name="T16">EPLite esception. </text:span><text:span text:style-name="T17"><text:s/></text:span><text:span text:style-name="T18">Son probas de caixa negra , dinámica , positiva , funcional, unitaria.</text:span></text:p>
        </text:list-item>
        <text:list-item>
          <text:p text:style-name="P12"><text:span text:style-name="T16">handle_invalid_parameter_error_from_server: </text:span><text:span text:style-name="T19">comproba o mesmo método ca o anterior da mesma forma, esta vez </text:span><text:span text:style-name="T20">comprobando o caso en que se envie co JSON con un codigo code_invalid_parameters. </text:span><text:span text:style-name="T17"><text:s/></text:span><text:span text:style-name="T18">Sendo probas de caixa </text:span><text:span text:style-name="T21">blanca</text:span><text:span text:style-name="T18"> , dinámica , negativa , funcional, unitaria.</text:span></text:p>
        </text:list-item>
        <text:list-item>
          <text:p text:style-name="P13"><text:span text:style-name="T20">handle_no_such_function_error_from_server: comproba o mesmo ca o anterior , esta vez enviando un code_invalid_method.</text:span><text:span text:style-name="T18">Sendo probas de caixa </text:span><text:span text:style-name="T21">blanca</text:span><text:span text:style-name="T18"> , dinámica , negativa , funcional, unitaria.</text:span></text:p>
        </text:list-item>
        <text:list-item>
          <text:p text:style-name="P13"><text:span text:style-name="T20">handle_invalid_key_error_from_server: </text:span><text:span text:style-name="T22">segue evaluando este metodo , enviando un code_invalid_key, comprobando asi todos os casos de codigos enviados por JSON </text:span><text:span text:style-name="T23">que non sexan CODE_OK e estean controlados, pero non comproba que se envie un numero porriba de 4 e que lance a escepcion asociada a isto.</text:span><text:span text:style-name="T18">Sendo probas de caixa </text:span><text:span text:style-name="T21">blanca</text:span><text:span text:style-name="T18"> , dinámica , negativa , funcional, unitaria. </text:span><text:span text:style-name="T21">(estas probas que executan o mesmo método son de caixa branca porque intentan comprobar o funcionamento do switch case usado na implementacion)</text:span></text:p>
        </text:list-item>
        <text:list-item>
          <text:p text:style-name="P12"><text:span text:style-name="T23">unparsable_response_from_the_server: </text:span><text:span text:style-name="T24">comproba un caso do metodo anterior no que <text:s/>o parseo do JSON non se pode dar e comproba a escepción que devolve. </text:span><text:span text:style-name="T18">Sendo probas de caixa negra , dinámica , negativa , funcional, unitaria.</text:span></text:p>
        </text:list-item>
        <text:list-item>
          <text:p text:style-name="P12"><text:span text:style-name="T24">unexpected_response_from_the_server: segue comprobando o mesmo método, esta vez evaluando o caso de enviar un JSON baleiro </text:span><text:span text:style-name="T25">e que a escepción devolta é a esperada.</text:span><text:span text:style-name="T18">Sendo probas de caixa negra , dinámica , negativa , funcional, unitaria.</text:span></text:p>
        </text:list-item>
        <text:list-item>
          <text:p text:style-name="P5">valid_response_with_null_data: comproba o caso de enviar un JSON válido e parseable con corpo baleiro e comprobar que o resultado é o agardado. <text:span text:style-name="T2">Sendo probas de caixa negra , dinámica , positiva , funcional, unitaria.</text:span></text:p>
        </text:list-item>
      </text:list>
      <text:p text:style-name="P6"/>
      <text:p text:style-name="P6"/>
      <text:p text:style-name="P6"/>
      <text:p text:style-name="P6"/>
      <text:p text:style-name="P14"><text:span text:style-name="T25"><text:tab/></text:span><text:span text:style-name="T26">EP LITE INTEGRATION TESTS</text:span></text:p>
      <text:p text:style-name="P7"/>
      <text:p text:style-name="P7"/>
      <text:p text:style-name="P14"><text:span text:style-name="T26"><text:tab/></text:span><text:span text:style-name="T27">Probas de integración dos diferentes </text:span><text:span text:style-name="T28">métodos, son todas de caixa negra e funcinais.</text:span><text:span text:style-name="T29">Trata de evaluar o funcionamento normal, en ningún momento forza un error para ver se se esta correctamente controlado </text:span></text:p>
      <text:p text:style-name="P7"><text:soft-page-break/></text:p>
      <text:list xml:id="list4176710337" text:style-name="L2">
        <text:list-item>
          <text:p text:style-name="P15"><text:span text:style-name="T13">validate_token: comproba checkToken, o que busca o token e devolve unha escepción en caso de que sexa valido o token existente, non fai ningunha asercion, </text:span><text:span text:style-name="T27">non evalua a sua execución senón que o token insertado inicialmente correspondese co que hai na aplicación. </text:span><text:span text:style-name="T18">Son probas de caixa negra , dinámica , positiva , funcional, </text:span><text:span text:style-name="T30">de integración</text:span></text:p>
        </text:list-item>
        <text:list-item>
          <text:p text:style-name="P15"><text:span text:style-name="T27">create_and_delete_group: trata de crear un grupo, evaluando se na resposta do cliente se devolve un grupo, que non devolva un nulo e que o codigo de grupo que devolva empeza por g. Como esta especificado na API.</text:span><text:span text:style-name="T31">Construindo unha resposta POST tras crear o grupo, posteriormente borrase o grupo pero non se evalúa que se borra correctamente dito grupo </text:span><text:span text:style-name="T32">ou a resposta deste.</text:span><text:span text:style-name="T33">Tampouco se comproba que en caso de que a creación de grupos e correcta (pode ser que devolva sempre o mesmo groupID).</text:span><text:span text:style-name="T18">Son probas de caixa negra , dinámica , positiva , funcional, </text:span><text:span text:style-name="T30">de integración</text:span></text:p>
        </text:list-item>
        <text:list-item>
          <text:p text:style-name="P16"><text:span text:style-name="T33">create_group_if_not_exists_for_and_list_all_groups: <text:s/>comproba o método </text:span><text:span text:style-name="T28">de crear un grupo en caso de que non exista</text:span><text:span text:style-name="T32">, </text:span><text:span text:style-name="T28">comproba que a resposta devolve un JSON con <text:s/>un “groupID” (esta vez non comproba que o grupo devolto non comeza por g.).</text:span></text:p>
          <text:p text:style-name="P17"><text:span text:style-name="T28">P</text:span><text:span text:style-name="T13">osteriormente recuperanse todos os grupos existentes, comprobase que é 1 , despo</text:span><text:span text:style-name="T29">i</text:span><text:span text:style-name="T13">s tratan de crear outro grupo co mismo nombre e evalua </text:span><text:span text:style-name="T29">se non se crea outro novo, comparando o número de respostas que daba o listAllGroups (non evalua que devolve o mesmo nome de grupo).</text:span><text:span text:style-name="T18">Son probas de caixa negra , dinámica , positiva , funcional, </text:span><text:span text:style-name="T30">de integración</text:span></text:p>
        </text:list-item>
        <text:list-item>
          <text:p text:style-name="P8">create_author: trata de crear un autor, trata de recuperar o authoriD <text:span text:style-name="T1">e comproba que devolve un authorID non nulo (non comproba que o authorID comece con a.).Crea un autor con nome especificado create_author(nome) e comproba que devolve un autor con nome como o indicado e asegurase que é o mesmo ca o indicado, (non comproba casos en que se mande un string baleiro).Son probas de caixa negra , dinámica , positiva , funcional, de integración</text:span></text:p>
        </text:list-item>
        <text:list-item>
          <text:p text:style-name="P8">create_author_with_author_mapper: <text:span text:style-name="T5">crea 2 autores co mesmo authorMapper con nomes diferentes e despois comproba que o identificador devolto é o mesmo. Posteriormente recupera os nomes e comproba que os nomes devoltos son os mesmos. Despois crea un 3 autor co mesmo mapper e sin indicar nome, polo que comproba que devolve o mesmo nome de autor ca o 2 autor. Non comproba nunca o caso de mandar un mapper nulo ou un nome de autor baleiro.</text:span><text:span text:style-name="T2">Son probas de caixa negra , dinámica , positiva , funcional, </text:span><text:span text:style-name="T6">de integración</text:span></text:p>
        </text:list-item>
        <text:list-item>
          <text:p text:style-name="P8"><text:span text:style-name="T5">create_and_delete_session: </text:span><text:span text:style-name="T6">crea dúas sesións diferentes e comproba que os identificadores de sesión son diferentes, (selecciona os campos do tempo da sesión de maneira aleatoria, pero en ningún momento proba sesión.</text:span><text:span text:style-name="T2">Son probas de caixa negra , dinámica , positiva , funcional, </text:span><text:span text:style-name="T6">de integración</text:span></text:p>
        </text:list-item>
        <text:list-item>
          <text:p text:style-name="P8"><text:span text:style-name="T6">create_pad_set_and_get_content</text:span><text:span text:style-name="T6">: <text:s/></text:span><text:span text:style-name="T2">Son probas de caixa negra , dinámica , positiva , funcional, </text:span><text:span text:style-name="T6">de integración.</text:span></text:p>
        </text:list-item>
        <text:list-item>
          <text:p text:style-name="P8"><text:span text:style-name="T6">create_pad_move_and_copy:</text:span><text:span text:style-name="T2">Son probas de caixa negra , dinámica , positiva , funcional, </text:span><text:span text:style-name="T6">de integración.</text:span></text:p>
          <text:p text:style-name="P8"><text:span text:style-name="T6"/></text:p>
        </text:list-item>
        <text:list-item>
          <text:p text:style-name="P8"><text:span text:style-name="T6">create_pads_and_list_them : </text:span><text:span text:style-name="T2">Son probas de caixa negra , dinámica , positiva , funcional, </text:span><text:span text:style-name="T6">de integración.</text:span></text:p>
        </text:list-item>
        <text:list-item>
          <text:p text:style-name="P8"><text:span text:style-name="T6">create_pad_and_chat_about_it : </text:span><text:span text:style-name="T2">Son probas de caixa negra , dinámica , positiva , funcional, </text:span><text:span text:style-name="T6">de integración.</text:span></text:p>
        </text:list-item>
      </text:list>
      <text:p text:style-name="P9"><text:span text:style-name="T6"/></text:p>
      <text:p text:style-name="P9"><text:span text:style-name="T6"/></text:p>
      <text:p text:style-name="P9"><text:span text:style-name="T6"/></text:p>
      <text:p text:style-name="P22"><text:span text:style-name="T6">R</text:span>esumo:</text:p>
      <text:p text:style-name="P10"><text:span text:style-name="T6"/></text:p>
      <text:p text:style-name="P9"><text:span text:style-name="T6"/></text:p>
      <text:p text:style-name="P20">As probas unitarias son maioritariamente de caixa negra coa escepcion nas que proba os valores de erro de JSON,aquí danse probas tanto negativas como positivas deixando algunhas escepcións sen comprobar. Todas son dinámicas e funcionais.</text:p>
      <text:p text:style-name="P19"/>
      <text:p text:style-name="P19">As probas de integración son maioritariamente positivas, soamente busca a execución esperada e aceptable, non forza en case ningún momento provocar erros nin escepcións. Tampouco comproba valores límite. Hai métodos cuxa cobertura soamente se comproba a través dunha execución sen comprobar o resultado. Os test son practicamente <text:span text:style-name="T34">todos</text:span> de caixa negra , seria necesario comprobar os límites das estruturas de datos empregadas nos <text:soft-page-break/>diferentes métodos. Tamén hai múltiples escepcións que non son probadas. <text:span text:style-name="T34">Todas son dinámicas e funcionais.</text:span></text:p>
      <text:p text:style-name="P19"><text:span text:style-name="T34"/></text:p>
      <text:p text:style-name="P21"><text:span text:style-name="T34">A </text:span>cobertura da execución dos tests daría o redor do 93% pero existen moitos casos en que dita cobertura e so por execución pero non se comproba nada de esa execución (como o getToken onde so se ve que non lanza escep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8-11-22T18:00:50.036000000</dc:date>
    <meta:editing-duration>PT27M21S</meta:editing-duration>
    <meta:editing-cycles>5</meta:editing-cycles>
    <meta:document-statistic meta:table-count="0" meta:image-count="0" meta:object-count="0" meta:page-count="4" meta:paragraph-count="31" meta:word-count="1221" meta:character-count="7763" meta:non-whitespace-character-count="6581"/>
  </office:meta>
</office:document-meta>
</file>